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-complex="Alvi Nastaleeq"/>
    </style:style>
    <style:style style:name="P2" style:family="paragraph" style:parent-style-name="Standard">
      <style:paragraph-properties fo:text-align="end" style:justify-single-word="false" style:writing-mode="rl-tb"/>
      <style:text-properties style:font-name-complex="Alvi Nastaleeq"/>
    </style:style>
    <style:style style:name="P3" style:family="paragraph" style:parent-style-name="Standard">
      <style:text-properties officeooo:paragraph-rsid="001a9069"/>
    </style:style>
    <style:style style:name="T1" style:family="text">
      <style:text-properties officeooo:rsid="001a9069" style:language-complex="ar" style:country-complex="SA"/>
    </style:style>
    <style:style style:name="T2" style:family="text">
      <style:text-properties officeooo:rsid="001a7cfe"/>
    </style:style>
    <style:style style:name="T3" style:family="text">
      <style:text-properties officeooo:rsid="001a90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پالا<text:span text:style-name="T1">ن</text:span> کی ہے بات، یہ منبر کی بات ہے<text:line-break/>میدانِ خم، ولایتِ حیدر کی بات ہے</text:p>
      <text:p text:style-name="P1">جبرئیل لے کے جاؤ یہ بلّغ کی آیتیں<text:line-break/>کہہ دو کہ اب یہ کارِ پیغمبر کی بات ہے</text:p>
      <text:p text:style-name="P1">بعدِ نبی علی ہیں، ولی کہہ چکے رسولؐ<text:line-break/>بھولے وہ کس طرح کہ یہ گھر گھر کی بات ہے</text:p>
      <text:p text:style-name="P1">فتحِ حنین و خندق و خیبر کی بات ہے<text:line-break/>اک فرد ہے، لگے ہے کہ لشکر کی بات ہے</text:p>
      <text:p text:style-name="P1">گونجے گا اب <text:span text:style-name="T1">فضا</text:span> میں علیِ ولی کا نام<text:line-break/>قلبِ منافقین پہ خنجر کی بات ہے</text:p>
      <text:p text:style-name="P1">مومن کے دل ہیں شاد، منافق جلے ہوئے<text:line-break/>صاحب یہ اپنے اپنے مقدر کی بات ہے</text:p>
      <text:p text:style-name="P1">کیوں کر نہ آتا عرش سے پتھر پئے سند<text:line-break/>آخر کو یہ ولایتِ حیدر کی بات ہے</text:p>
      <text:p text:style-name="P1">بھاگے نہ آج کوئی، کرو ایسا انتظام<text:line-break/>بوزر کے کان میں یہی قمبر کی بات ہے</text:p>
      <text:p text:style-name="P1">قائم ہے اب بھی آخری مولا غدیر کا<text:line-break/>میری نہیں یہ سورۂ کوثر کی بات ہے</text:p>
      <text:p text:style-name="P1">بعدِ غدیر بزمِ سقیفہ میں بیٹھنا<text:line-break/>آوارگیِ فکر ہے، یہ شر کی بات ہے</text:p>
      <text:p text:style-name="P2"/>
      <text:p text:style-name="P2"/>
      <text:p text:style-name="P2"/>
      <text:p text:style-name="Standard">Pala<text:span text:style-name="T2">a</text:span>n ki hay baat y<text:span text:style-name="T2">e</text:span> mimbar ki baat hay</text:p>
      <text:p text:style-name="Standard">Maydan-e-Khum wilayat-e-Haidar ki baat hay</text:p>
      <text:p text:style-name="Standard"/>
      <text:p text:style-name="Standard">1) Jibareel laykay jao y<text:span text:style-name="T3">e</text:span> balligh ki ayat<text:span text:style-name="T3">ein</text:span></text:p>
      <text:p text:style-name="Standard">Kehedo kay ab <text:span text:style-name="T3">ye</text:span> kaar<text:span text:style-name="T3">e</text:span> Payambar ki baat hay</text:p>
      <text:p text:style-name="Standard"/>
      <text:p text:style-name="Standard">2) Ba<text:span text:style-name="T3">a</text:span>d<text:span text:style-name="T3">e</text:span> Nabi Ali ha<text:span text:style-name="T3">in</text:span> wali keh chukay Rasool</text:p>
      <text:p text:style-name="Standard">Bhoolay wo kis tarha kay yay ghar ghar ki baat hay</text:p>
      <text:p text:style-name="Standard"/>
      <text:p text:style-name="Standard">3) Fath-<text:span text:style-name="T3">e-</text:span>H<text:span text:style-name="T3">u</text:span>nain o Khandaq o Khaybar ki baat hay</text:p>
      <text:p text:style-name="Standard">Ik fard hay lage hay kay lashkar ki baat hay</text:p>
      <text:p text:style-name="Standard"/>
      <text:p text:style-name="Standard">4) Goonjayga ab <text:span text:style-name="T1">fiza</text:span> may Ali-<text:span text:style-name="T3">e-</text:span>Wali ka naam</text:p>
      <text:p text:style-name="Standard">Qalb-<text:span text:style-name="T3">e-</text:span>munafiqeen pay khanjar ki baat hay</text:p>
      <text:p text:style-name="Standard"><text:soft-page-break/></text:p>
      <text:p text:style-name="Standard">5) Momin kay dil ha<text:span text:style-name="T3">in</text:span> sha<text:span text:style-name="T3">a</text:span>d munafiq jalay hooway</text:p>
      <text:p text:style-name="P3">Saahab y<text:span text:style-name="T3">e</text:span> apn<text:span text:style-name="T3">e</text:span> apn<text:span text:style-name="T3">e</text:span> muqaddar ki baat hay</text:p>
      <text:p text:style-name="Standard"/>
      <text:p text:style-name="Standard">6) Ky<text:span text:style-name="T3">un</text:span> kar na ata arsh say patthar paey sanad</text:p>
      <text:p text:style-name="Standard">Akhir ko yay wilayat-e-Haidar ki baat hay</text:p>
      <text:p text:style-name="Standard"/>
      <text:p text:style-name="Standard">7) Bhagey na aj ko<text:span text:style-name="T3">yi</text:span> karo aisa intizam</text:p>
      <text:p text:style-name="Standard">Boozar kay kaan may yahi Qambar ki baat hay</text:p>
      <text:p text:style-name="Standard"/>
      <text:p text:style-name="Standard">8) Qa<text:span text:style-name="T3">a</text:span>yam hay ab bhi akhri Mawla Ghadeer ka</text:p>
      <text:p text:style-name="Standard">M<text:span text:style-name="T3">e</text:span>ri nahi y<text:span text:style-name="T3">e</text:span> Sura-e-Kawsar ki baat hay</text:p>
      <text:p text:style-name="Standard"/>
      <text:p text:style-name="P3">9) Ba<text:span text:style-name="T3">a</text:span>d<text:span text:style-name="T3">e</text:span> Ghadeer bazm-<text:span text:style-name="T3">e-</text:span>saqifa m<text:span text:style-name="T3">ein </text:span>baithna</text:p>
      <text:p text:style-name="Standard">Aawaragi-<text:span text:style-name="T3">e-</text:span>fikar hay yay shar ki baat ha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20:13:36.540843100</meta:creation-date>
    <dc:date>2026-01-21T20:24:22.537594100</dc:date>
    <meta:editing-duration>PT10M46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0" meta:word-count="331" meta:character-count="1525" meta:non-whitespace-character-count="1224"/>
  </office:meta>
</office:document-meta>
</file>